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Coonsola" svg:font-family="Coonsol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Consolas" fo:font-size="11pt" officeooo:rsid="00047227" officeooo:paragraph-rsid="00047227" fo:background-color="transparen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nsolas" fo:font-size="11pt" fo:background-color="transparent" style:font-size-asian="11pt" style:font-size-complex="11pt"/>
    </style:style>
    <style:style style:name="P3" style:family="paragraph" style:parent-style-name="Standard">
      <style:text-properties style:use-window-font-color="true" loext:opacity="0%" style:font-name="Consolas" fo:font-size="11pt" officeooo:paragraph-rsid="00047227" fo:background-color="transparent" style:font-size-asian="11pt" style:font-size-complex="11pt"/>
    </style:style>
    <style:style style:name="P4" style:family="paragraph" style:parent-style-name="Text_20_body">
      <style:text-properties style:font-name="Consolas" fo:font-size="11pt" officeooo:rsid="00047227" officeooo:paragraph-rsid="00047227" style:font-size-asian="11pt" style:font-size-complex="11pt"/>
    </style:style>
    <style:style style:name="P5" style:family="paragraph" style:parent-style-name="Text_20_body">
      <style:text-properties style:font-name="Consolas" fo:font-size="11pt" style:text-underline-style="solid" style:text-underline-width="auto" style:text-underline-color="font-color" officeooo:rsid="00047227" officeooo:paragraph-rsid="00047227" style:font-size-asian="11pt" style:font-size-complex="11pt"/>
    </style:style>
    <style:style style:name="P6" style:family="paragraph" style:parent-style-name="Text_20_body">
      <style:text-properties style:use-window-font-color="true" loext:opacity="0%" style:font-name="Consolas" fo:font-size="11pt" officeooo:paragraph-rsid="00047227" fo:background-color="transparent" style:font-size-asian="11pt" style:font-size-complex="11pt"/>
    </style:style>
    <style:style style:name="P7" style:family="paragraph" style:parent-style-name="Text_20_body">
      <style:text-properties style:use-window-font-color="true" loext:opacity="0%" fo:font-size="11pt" officeooo:rsid="00047227" officeooo:paragraph-rsid="00047227" fo:background-color="transparent" style:font-size-asian="11pt" style:font-size-complex="11pt"/>
    </style:style>
    <style:style style:name="P8" style:family="paragraph" style:parent-style-name="Text_20_body">
      <style:text-properties fo:font-size="11pt" officeooo:rsid="00047227" officeooo:paragraph-rsid="00047227" style:font-size-asian="11pt" style:font-size-complex="11pt"/>
    </style:style>
    <style:style style:name="P9" style:family="paragraph" style:parent-style-name="Text_20_body">
      <style:paragraph-properties fo:break-before="page"/>
      <style:text-properties fo:font-size="11pt" officeooo:rsid="00047227" officeooo:paragraph-rsid="00047227" style:font-size-asian="11pt" style:font-size-complex="11pt"/>
    </style:style>
    <style:style style:name="P10" style:family="paragraph" style:parent-style-name="Title">
      <style:text-properties fo:font-size="11pt" officeooo:rsid="00047227" officeooo:paragraph-rsid="00047227" style:font-size-asian="11pt" style:font-size-complex="11pt"/>
    </style:style>
    <style:style style:name="T1" style:family="text">
      <style:text-properties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jercicios Clase 5</text:p>
      <text:p text:style-name="P8">1. Para abrir un libro de excel con xlsxwriter tenemos que llamar a un método que nos da la librería al que le tenemos que pasar la dirección y el nombre del archivo. Por ejemplo: <text:span text:style-name="T1">xlsxwriter.&lt;METODO&gt;(./output/excels/tablita.xlsx)</text:span>.</text:p>
      <text:p text:style-name="P8">Ese método se llama:</text:p>
      <text:p text:style-name="P4">a) booksheet</text:p>
      <text:p text:style-name="P4">b) Workbook [X]</text:p>
      <text:p text:style-name="P4">c) worksheet</text:p>
      <text:p text:style-name="P4">c) writer</text:p>
      <text:p text:style-name="P8"/>
      <text:p text:style-name="P8">2) Según la documentación podemos crear otros objetos que nos van a ayudar a manipular el excel, por ejemplo uno de ellos será el que nos permita manipular una hoja del excel. ¿Cuál de estos métodos no pertenece a xlsxwriter?</text:p>
      <text:p text:style-name="P4">a) worksheep [X]</text:p>
      <text:p text:style-name="P4">b) .add_worksheet()</text:p>
      <text:p text:style-name="P4">c) .add_format()</text:p>
      <text:p text:style-name="P4">d) .add_chart()</text:p>
      <text:p text:style-name="P4">e) .add_cofee() [X]</text:p>
      <text:p text:style-name="P8">3) El fragmento de código A funciona igual que el B. ¿Verdadero o Falso? [V]</text:p>
      <text:p text:style-name="P8">Codigo A:</text:p>
      <text:p text:style-name="P1">workbook = xlsxwriter.Workbook('hello.xlsx')</text:p>
      <text:p text:style-name="P2">worksheet = workbook.add_worksheet()</text:p>
      <text:p text:style-name="P2">worksheet.write('A1', 'Hello world')</text:p>
      <text:p text:style-name="P2">workbook.close()</text:p>
      <text:p text:style-name="P7"/>
      <text:p text:style-name="P8">Código B:</text:p>
      <text:p text:style-name="P3">with xlsxwriter.Workbook('hello.xlsx') as workbook:</text:p>
      <text:p text:style-name="P2"><text:tab/>worksheet = workbook.add_worksheet()</text:p>
      <text:p text:style-name="P2"><text:tab/>worksheet.write('A1', 'Hello world')</text:p>
      <text:p text:style-name="P6"/>
      <text:p text:style-name="P8">4) Si tenemos muchos dataframes de pandas y queremos guardarlos en distintas hojas de un excel, ¿cuál es la función que nos ofrece pandas?</text:p>
      <text:p text:style-name="P4">a) pd.to_excel(……)</text:p>
      <text:p text:style-name="P4">b) pd.WriteExcel(……)</text:p>
      <text:p text:style-name="P4">c) df.excel(sheets=”multiple”)</text:p>
      <text:p text:style-name="P4">d) pd.ExcelWriter(……) [X]</text:p>
      <text:p text:style-name="P8"/>
      <text:p text:style-name="P9">5) Esa función que nos ofrece pandas para exportar dataframes en muchas hojas nos permite acceder a los objetos de xlsxwriter. Si suponemos que esa función nos devolvió un objeto al que le llamaos writer ¿Cómo recperamos el objeto workbook de xlsxwriter?</text:p>
      <text:p text:style-name="P4">a) libro = writer.add_book()</text:p>
      <text:p text:style-name="P4">b) libro = writer.book [X]</text:p>
      <text:p text:style-name="P4">c) libro = xlsxwriter.Workbook(book)</text:p>
      <text:p text:style-name="P4">d) libro = pd.book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Coonsola" svg:font-family="Coonsol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5:50:35.663883689</meta:creation-date>
    <meta:generator>LibreOffice/7.6.3.2$Linux_X86_64 LibreOffice_project/4fe86607b5ac922e55f140471fda9b60bdaa980d</meta:generator>
    <dc:date>2023-12-12T16:19:37.720443943</dc:date>
    <meta:editing-duration>PT29M4S</meta:editing-duration>
    <meta:editing-cycles>1</meta:editing-cycles>
    <meta:document-statistic meta:table-count="0" meta:image-count="0" meta:object-count="0" meta:page-count="2" meta:paragraph-count="33" meta:word-count="235" meta:character-count="1570" meta:non-whitespace-character-count="1366"/>
  </office:meta>
</office:document-meta>
</file>